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ALLARDO YSLA, MIG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20906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ALLA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0270331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ALLARDO YSLA, MIGU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20906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0270331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3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3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566859</text:p>
          </table:table-cell>
          <table:table-cell table:style-name="Tabla2.D3" office:value-type="string">
            <text:p text:style-name="P17">6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0:31:5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